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bcd7"/>
    </style:style>
    <style:style style:name="P2" style:family="paragraph" style:parent-style-name="Standard">
      <style:text-properties officeooo:paragraph-rsid="000a556e"/>
    </style:style>
    <style:style style:name="T1" style:family="text">
      <style:text-properties officeooo:rsid="0007bcd7"/>
    </style:style>
    <style:style style:name="T2" style:family="text">
      <style:text-properties officeooo:rsid="000a556e"/>
    </style:style>
    <style:style style:name="T3" style:family="text">
      <style:text-properties fo:color="#0000ff" officeooo:rsid="0007b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ACHINE</text:span><text:span text:style-name="T1"> ControllerNewImpl <text:tab/></text:span></text:p>
      <text:p text:style-name="P1"><text:span text:style-name="T3">REFINES</text:span><text:span text:style-name="T1"> ControllerNew <text:s/></text:span></text:p>
      <text:p text:style-name="P1"><text:span text:style-name="T1">VARIABLES C_tempPSU, C_tempAmbient, C_fanOn, </text:span><text:span text:style-name="T2">… </text:span><text:span text:style-name="T1"><text:tab/> <text:s/></text:span></text:p>
      <text:p text:style-name="P1"><text:span text:style-name="T1">INVARIANTS … </text:span></text:p>
      <text:p text:style-name="P1"><text:span text:style-name="T1"><text:tab/> </text:span></text:p>
      <text:p text:style-name="P1"><text:span text:style-name="T1">EVENTS</text:span></text:p>
      <text:p text:style-name="P1"><text:span text:style-name="T1"><text:tab/>SENSE_TEMPERATURES:<text:tab/> <text:s/></text:span></text:p>
      <text:p text:style-name="P1"><text:span text:style-name="T1"><text:tab/>REFINES SENSE_TEMPERATURES </text:span></text:p>
      <text:p text:style-name="P1"><text:span text:style-name="T1"><text:tab/>WHERE</text:span></text:p>
      <text:p text:style-name="P1"><text:span text:style-name="T1"><text:tab/><text:tab/>Controller = Step not theorem TYPING NonTyping </text:span></text:p>
      <text:p text:style-name="P1"><text:span text:style-name="T1"><text:tab/>THEN</text:span></text:p>
      <text:p text:style-name="P1"><text:span text:style-name="T1"><text:tab/><text:tab/>Controller ≔ Control </text:span></text:p>
      <text:p text:style-name="P1"><text:span text:style-name="T1"><text:tab/>END</text:span></text:p>
      <text:p text:style-name="P1"><text:span text:style-name="T1"/></text:p>
      <text:p text:style-name="P1"><text:span text:style-name="T1"><text:tab/>read:<text:tab/> <text:s/></text:span></text:p>
      <text:p text:style-name="P1"><text:span text:style-name="T1"><text:tab/>REFINES <text:s/>read </text:span></text:p>
      <text:p text:style-name="P1"><text:span text:style-name="T1"><text:tab/>ANY</text:span></text:p>
      <text:p text:style-name="P1"><text:span text:style-name="T1"><text:tab/><text:tab/>p1<text:tab/> DIRECTION In </text:span></text:p>
      <text:p text:style-name="P1"><text:span text:style-name="T1"><text:tab/><text:tab/>p2<text:tab/> DIRECTION In </text:span></text:p>
      <text:p text:style-name="P1"><text:span text:style-name="T1"><text:tab/><text:tab/>p3<text:tab/> DIRECTION In </text:span></text:p>
      <text:p text:style-name="P1"><text:span text:style-name="T1"><text:tab/>WHERE</text:span></text:p>
      <text:p text:style-name="P2"><text:span text:style-name="T1"><text:tab/><text:tab/>p3 ∈ ℤ <text:tab/><text:tab/><text:tab/><text:tab/><text:tab/> TYPING Typing</text:span></text:p>
      <text:p text:style-name="P2"><text:span text:style-name="T1"><text:tab/><text:tab/>p2 ∈ ℤ <text:tab/><text:tab/><text:tab/><text:tab/><text:tab/> TYPING Typing</text:span></text:p>
      <text:p text:style-name="P2"><text:span text:style-name="T1"><text:tab/><text:tab/>p1 ∈ ℤ <text:tab/><text:tab/><text:tab/><text:tab/><text:tab/> TYPING Typing</text:span></text:p>
      <text:p text:style-name="P1"><text:span text:style-name="T1"><text:tab/><text:tab/>Controller ≠ Normal TYPING Typing </text:span></text:p>
      <text:p text:style-name="P1"><text:span text:style-name="T1"><text:tab/>THEN</text:span></text:p>
      <text:p text:style-name="P1"><text:span text:style-name="T1"><text:tab/><text:tab/>C_fanSpeed ≔ p1 </text:span></text:p>
      <text:p text:style-name="P1"><text:span text:style-name="T1"><text:tab/><text:tab/>C_tempAmbient ≔ p2 <text:s/></text:span></text:p>
      <text:p text:style-name="P1"><text:span text:style-name="T1"><text:tab/><text:tab/>C_tempPSU ≔ p3 </text:span></text:p>
      <text:p text:style-name="P1"><text:span text:style-name="T1"><text:tab/>END</text:span></text:p>
      <text:p text:style-name="P1"><text:span text:style-name="T1"/></text:p>
      <text:p text:style-name="P1"><text:span text:style-name="T1"><text:tab/>write:<text:tab/> <text:s/></text:span></text:p>
      <text:p text:style-name="P1"><text:span text:style-name="T1"><text:tab/>REFINES write </text:span></text:p>
      <text:p text:style-name="P1"><text:span text:style-name="T1"><text:tab/>ANY</text:span></text:p>
      <text:p text:style-name="P1"><text:span text:style-name="T1"><text:tab/><text:tab/>p1<text:tab/> DIRECTION Out </text:span></text:p>
      <text:p text:style-name="P1"><text:span text:style-name="T1"><text:tab/>WHERE</text:span></text:p>
      <text:p text:style-name="P2"><text:span text:style-name="T1"><text:tab/><text:tab/>p1 ∈ BOOL<text:tab/><text:tab/><text:tab/>TYPING NonTyping </text:span></text:p>
      <text:p text:style-name="P1"><text:span text:style-name="T1"><text:tab/><text:tab/>p1 = C_fanOn <text:tab/><text:tab/>TYPING NonTyping </text:span></text:p>
      <text:p text:style-name="P1"><text:span text:style-name="T1"><text:tab/>END</text:span></text:p>
      <text:p text:style-name="P1"><text:span text:style-name="T1"/></text:p>
      <text:p text:style-name="P1"><text:span text:style-name="T1">TASKING</text:span></text:p>
      <text:p text:style-name="P1"><text:span text:style-name="T1"><text:tab/>MACHINE TYPE AutoTask <text:s/></text:span></text:p>
      <text:p text:style-name="P1"><text:span text:style-name="T1"><text:tab/>TASK TYPE</text:span></text:p>
      <text:p text:style-name="P1"><text:span text:style-name="T1"><text:tab/><text:tab/> Periodic PERIOD 100 <text:s/></text:span></text:p>
      <text:p text:style-name="P1"><text:span text:style-name="T1"><text:tab/>TASK BODY</text:span></text:p>
      <text:p text:style-name="P1"><text:span text:style-name="T1"><text:tab/><text:tab/>write ;</text:span></text:p>
      <text:p text:style-name="P1"><text:span text:style-name="T1"><text:tab/><text:tab/>read ;</text:span></text:p>
      <text:p text:style-name="P1"><text:span text:style-name="T1"><text:tab/><text:tab/>output "C_fanSpeed: " C_fanSpeed ;</text:span></text:p>
      <text:p text:style-name="P1"><text:span text:style-name="T1"><text:tab/><text:tab/>output "C_fanOn: " C_fanOn </text:span></text:p>
      <text:p text:style-name="P1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8-06T07:39:04</meta:creation-date>
    <dc:date>2013-08-06T07:54:19</dc:date>
    <dc:creator>Andy </dc:creator>
    <meta:editing-duration>PT13M47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47" meta:word-count="117" meta:character-count="820" meta:non-whitespace-character-count="621"/>
  </office:meta>
</office:document-meta>
</file>